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N = 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/O</text:p>
          </table:table-cell>
          <table:table-cell office:value-type="string" calcext:value-type="string">
            <text:p>Arytmetyczne</text:p>
          </table:table-cell>
          <table:table-cell office:value-type="string" calcext:value-type="string">
            <text:p>IO – AR</text:p>
          </table:table-cell>
          <table:table-cell office:value-type="string" calcext:value-type="string">
            <text:p>Czas / operacja</text:p>
          </table:table-cell>
        </table:table-row>
        <table:table-row table:style-name="ro1">
          <table:table-cell office:value-type="string" calcext:value-type="string">
            <text:p>zajecia</text:p>
          </table:table-cell>
          <table:table-cell table:style-name="ce2" office:value-type="float" office:value="0.015891" calcext:value-type="float">
            <text:p>0.015891</text:p>
          </table:table-cell>
          <table:table-cell table:style-name="ce2" office:value-type="float" office:value="0.001052" calcext:value-type="float">
            <text:p>0.001052</text:p>
          </table:table-cell>
          <table:table-cell table:formula="of:=[.B3]-[.C3]" office:value-type="float" office:value="0.014839" calcext:value-type="float">
            <text:p>0.014839</text:p>
          </table:table-cell>
          <table:table-cell table:formula="of:=[.D3]/[.$C$1]" office:value-type="float" office:value="0.00000014839" calcext:value-type="float">
            <text:p>0.00000014839</text:p>
          </table:table-cell>
        </table:table-row>
        <table:table-row table:style-name="ro1">
          <table:table-cell office:value-type="string" calcext:value-type="string">
            <text:p>dom VVV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01026" calcext:value-type="float">
            <text:p>0.001026</text:p>
          </table:table-cell>
          <table:table-cell table:formula="of:=[.B4]-[.C4]" office:value-type="float" office:value="0.016492" calcext:value-type="float">
            <text:p>0.016492</text:p>
          </table:table-cell>
          <table:table-cell table:formula="of:=[.D4]/[.$C$1]" office:value-type="float" office:value="0.00000016492" calcext:value-type="float">
            <text:p>0.00000016492</text:p>
          </table:table-cell>
        </table:table-row>
        <table:table-row table:style-name="ro1">
          <table:table-cell/>
          <table:table-cell office:value-type="float" office:value="0.018795" calcext:value-type="float">
            <text:p>0.018795</text:p>
          </table:table-cell>
          <table:table-cell office:value-type="float" office:value="0.001045" calcext:value-type="float">
            <text:p>0.001045</text:p>
          </table:table-cell>
          <table:table-cell table:formula="of:=[.B5]-[.C5]" office:value-type="float" office:value="0.01775" calcext:value-type="float">
            <text:p>0.01775</text:p>
          </table:table-cell>
          <table:table-cell table:formula="of:=[.D5]/[.$C$1]" office:value-type="float" office:value="0.0000001775" calcext:value-type="float">
            <text:p>0.0000001775</text:p>
          </table:table-cell>
        </table:table-row>
        <table:table-row table:style-name="ro1">
          <table:table-cell/>
          <table:table-cell office:value-type="float" office:value="0.017127" calcext:value-type="float">
            <text:p>0.017127</text:p>
          </table:table-cell>
          <table:table-cell office:value-type="float" office:value="0.000912" calcext:value-type="float">
            <text:p>0.000912</text:p>
          </table:table-cell>
          <table:table-cell table:formula="of:=[.B6]-[.C6]" office:value-type="float" office:value="0.016215" calcext:value-type="float">
            <text:p>0.016215</text:p>
          </table:table-cell>
          <table:table-cell table:formula="of:=[.D6]/[.$C$1]" office:value-type="float" office:value="0.00000016215" calcext:value-type="float">
            <text:p>0.00000016215</text:p>
          </table:table-cell>
        </table:table-row>
        <table:table-row table:style-name="ro1">
          <table:table-cell/>
          <table:table-cell office:value-type="float" office:value="0.017697" calcext:value-type="float">
            <text:p>0.017697</text:p>
          </table:table-cell>
          <table:table-cell office:value-type="float" office:value="0.000751" calcext:value-type="float">
            <text:p>0.000751</text:p>
          </table:table-cell>
          <table:table-cell table:formula="of:=[.B7]-[.C7]" office:value-type="float" office:value="0.016946" calcext:value-type="float">
            <text:p>0.016946</text:p>
          </table:table-cell>
          <table:table-cell table:formula="of:=[.D7]/[.$C$1]" office:value-type="float" office:value="0.00000016946" calcext:value-type="float">
            <text:p>0.00000016946</text:p>
          </table:table-cell>
        </table:table-row>
        <table:table-row table:style-name="ro1">
          <table:table-cell/>
          <table:table-cell office:value-type="float" office:value="0.016034" calcext:value-type="float">
            <text:p>0.016034</text:p>
          </table:table-cell>
          <table:table-cell office:value-type="float" office:value="0.000776" calcext:value-type="float">
            <text:p>0.000776</text:p>
          </table:table-cell>
          <table:table-cell table:formula="of:=[.B8]-[.C8]" office:value-type="float" office:value="0.015258" calcext:value-type="float">
            <text:p>0.015258</text:p>
          </table:table-cell>
          <table:table-cell table:formula="of:=[.D8]/[.$C$1]" office:value-type="float" office:value="0.00000015258" calcext:value-type="float">
            <text:p>0.00000015258</text:p>
          </table:table-cell>
        </table:table-row>
        <table:table-row table:style-name="ro1">
          <table:table-cell/>
          <table:table-cell office:value-type="float" office:value="0.019899" calcext:value-type="float">
            <text:p>0.019899</text:p>
          </table:table-cell>
          <table:table-cell office:value-type="float" office:value="0.001028" calcext:value-type="float">
            <text:p>0.001028</text:p>
          </table:table-cell>
          <table:table-cell table:formula="of:=[.B9]-[.C9]" office:value-type="float" office:value="0.018871" calcext:value-type="float">
            <text:p>0.018871</text:p>
          </table:table-cell>
          <table:table-cell table:formula="of:=[.D9]/[.$C$1]" office:value-type="float" office:value="0.00000018871" calcext:value-type="float">
            <text:p>0.00000018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7:18:03.157335809</meta:creation-date>
    <dc:date>2025-10-09T17:34:53.449416661</dc:date>
    <meta:editing-duration>PT6M38S</meta:editing-duration>
    <meta:editing-cycles>5</meta:editing-cycles>
    <meta:generator>LibreOffice/7.3.7.2$Linux_X86_64 LibreOffice_project/30$Build-2</meta:generator>
    <meta:document-statistic meta:table-count="1" meta:cell-count="36" meta:object-count="0"/>
  </office:meta>
</office:document-meta>
</file>